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18d83" officeooo:paragraph-rsid="00018d83"/>
    </style:style>
    <style:style style:name="P2" style:family="paragraph" style:parent-style-name="Standard">
      <style:text-properties officeooo:rsid="0001b681" officeooo:paragraph-rsid="0001b681"/>
    </style:style>
    <style:style style:name="P3" style:family="paragraph" style:parent-style-name="Standard">
      <style:text-properties officeooo:rsid="0002cf41" officeooo:paragraph-rsid="0002cf41"/>
    </style:style>
    <style:style style:name="P4" style:family="paragraph" style:parent-style-name="Standard">
      <style:text-properties officeooo:rsid="0002cf41" officeooo:paragraph-rsid="00050b67"/>
    </style:style>
    <style:style style:name="P5" style:family="paragraph" style:parent-style-name="Standard">
      <style:text-properties officeooo:rsid="00034578" officeooo:paragraph-rsid="00034578"/>
    </style:style>
    <style:style style:name="P6" style:family="paragraph" style:parent-style-name="Standard">
      <style:text-properties officeooo:rsid="00050b67" officeooo:paragraph-rsid="00050b67"/>
    </style:style>
    <style:style style:name="P7" style:family="paragraph" style:parent-style-name="Standard">
      <style:text-properties officeooo:rsid="000618cb" officeooo:paragraph-rsid="000618cb"/>
    </style:style>
    <style:style style:name="T1" style:family="text">
      <style:text-properties officeooo:rsid="000345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01/03/16 – 2001/03/25</text:p>
      <text:p text:style-name="P1">2001/03/27 –<text:span text:style-name="T1"> </text:span>2001/04/06</text:p>
      <text:p text:style-name="P1">2001/04/08 – 2001/04/26</text:p>
      <text:p text:style-name="P5">2001/09/21 – 2001/10/06</text:p>
      <text:p text:style-name="P2">2001/10/15 – 2001/11/14</text:p>
      <text:p text:style-name="P5">2001/11/20 – 2001/12/01</text:p>
      <text:p text:style-name="P5">2002/04/14 – 2002/04/25</text:p>
      <text:p text:style-name="P2">2002/08/30 – 2002/09/20</text:p>
      <text:p text:style-name="P5">2002/05/19 – 2002/05/30</text:p>
      <text:p text:style-name="P6">2002/09/03 – 2002-09/16</text:p>
      <text:p text:style-name="P6">2003/05/25 – 2003/06/05</text:p>
      <text:p text:style-name="P6">2003/08/14 – 2003/08/25</text:p>
      <text:p text:style-name="P6">2003/09/13 – 2003/09/26</text:p>
      <text:p text:style-name="P3">2004/07/19 – 200<text:span text:style-name="T1">4</text:span>/08/09</text:p>
      <text:p text:style-name="P6">2005/01/05 – 2005/01/13</text:p>
      <text:p text:style-name="P6">2005/01/14 – 2005/01/25</text:p>
      <text:p text:style-name="P6">2005/05/26 – 2005/06/02</text:p>
      <text:p text:style-name="P4">2005/08/19 – 2005/09/07</text:p>
      <text:p text:style-name="P6">2005/09/07 – 2005/09/20</text:p>
      <text:p text:style-name="P3">2006/11/25 – 2006/12/29</text:p>
      <text:p text:style-name="P7">2012/03/05 – 2012/03/13</text:p>
      <text:p text:style-name="P7">2015/10/07 – 2015/10/15</text:p>
      <text:p text:style-name="P7"/>
      <text:p text:style-name="P7"/>
      <text:p text:style-name="P6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10:46:37.302407186</meta:creation-date>
    <dc:date>2021-12-13T12:01:54.875531294</dc:date>
    <meta:editing-duration>PT6M41S</meta:editing-duration>
    <meta:editing-cycles>1</meta:editing-cycles>
    <meta:document-statistic meta:table-count="0" meta:image-count="0" meta:object-count="0" meta:page-count="1" meta:paragraph-count="22" meta:word-count="44" meta:character-count="506" meta:non-whitespace-character-count="462"/>
    <meta:generator>LibreOffice/5.3.6.1$Linux_X86_64 LibreOffice_project/30$Build-1</meta:generator>
  </office:meta>
</office:document-meta>
</file>